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15cm" fo:min-width="10.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P1" style:family="paragraph">
      <style:paragraph-properties fo:text-align="center" style:writing-mode="lr-tb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  <style:text-properties fo:font-size="18pt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4.4cm" svg:x="10.5cm" svg:y="7.8cm">
          <text:p text:style-name="P1"><text:span text:style-name="T1">Graph Traversal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" draw:text-style-name="P3" draw:layer="layout" svg:width="1.235cm" svg:height="0.962cm" svg:x="10.65cm" svg:y="-2.116cm">
          <draw:text-box>
            <text:p text:style-name="P2">L1</text:p>
          </draw:text-box>
        </draw:frame>
        <draw:g>
          <draw:custom-shape draw:style-name="gr3" draw:text-style-name="P4" xml:id="id3" draw:id="id3" draw:layer="layout" svg:width="1.5cm" svg:height="1.5cm" svg:x="12.049cm" svg:y="4.6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6" draw:id="id6" draw:layer="layout" svg:width="1.5cm" svg:height="1.5cm" svg:x="18.282cm" svg:y="4.62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" draw:id="id1" draw:layer="layout" svg:width="1.5cm" svg:height="1.5cm" svg:x="8.932cm" svg:y="7.72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4" draw:id="id4" draw:layer="layout" svg:width="1.5cm" svg:height="1.5cm" svg:x="15.166cm" svg:y="7.7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2" draw:id="id2" draw:layer="layout" svg:width="1.5cm" svg:height="1.5cm" svg:x="12.049cm" svg:y="10.8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10.213cm" svg:y1="9.001cm" svg:x2="12.268cm" svg:y2="11.039cm" draw:start-shape="id1" draw:start-glue-point="9" draw:end-shape="id2" draw:end-glue-point="5" svg:d="M10213 9001l2055 2038" svg:viewBox="0 0 2056 2039">
            <text:p/>
          </draw:connector>
          <draw:custom-shape draw:style-name="gr3" draw:text-style-name="P4" xml:id="id5" draw:id="id5" draw:layer="layout" svg:width="1.5cm" svg:height="1.5cm" svg:x="18.285cm" svg:y="10.821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line" svg:x1="10.213cm" svg:y1="7.939cm" svg:x2="12.268cm" svg:y2="5.901cm" draw:start-shape="id1" draw:start-glue-point="11" draw:end-shape="id3" draw:end-glue-point="7" svg:d="M10213 7939l2055-2038" svg:viewBox="0 0 2056 2039">
            <text:p/>
          </draw:connector>
          <draw:connector draw:style-name="gr4" draw:text-style-name="P5" draw:layer="layout" draw:type="line" svg:x1="13.33cm" svg:y1="5.901cm" svg:x2="15.385cm" svg:y2="7.939cm" draw:start-shape="id3" draw:start-glue-point="9" draw:end-shape="id4" draw:end-glue-point="5" svg:d="M13330 5901l2055 2038" svg:viewBox="0 0 2056 2039">
            <text:p/>
          </draw:connector>
          <draw:connector draw:style-name="gr4" draw:text-style-name="P5" draw:layer="layout" draw:type="line" svg:x1="13.33cm" svg:y1="11.039cm" svg:x2="15.385cm" svg:y2="9.001cm" draw:start-shape="id2" draw:start-glue-point="11" draw:end-shape="id4" draw:end-glue-point="7" svg:d="M13330 11039l2055-2038" svg:viewBox="0 0 2056 2039">
            <text:p/>
          </draw:connector>
          <draw:connector draw:style-name="gr4" draw:text-style-name="P5" draw:layer="layout" draw:type="line" svg:x1="13.549cm" svg:y1="11.57cm" svg:x2="18.285cm" svg:y2="11.571cm" draw:start-shape="id2" draw:start-glue-point="10" draw:end-shape="id5" draw:end-glue-point="6" svg:d="M13549 11570l4736 1" svg:viewBox="0 0 4737 2">
            <text:p/>
          </draw:connector>
          <draw:connector draw:style-name="gr4" draw:text-style-name="P5" draw:layer="layout" draw:type="line" svg:x1="16.447cm" svg:y1="7.939cm" svg:x2="18.501cm" svg:y2="5.902cm" draw:start-shape="id4" draw:start-glue-point="11" draw:end-shape="id6" draw:end-glue-point="7" svg:d="M16447 7939l2054-2037" svg:viewBox="0 0 2055 2038">
            <text:p/>
          </draw:connector>
          <draw:connector draw:style-name="gr4" draw:text-style-name="P5" draw:layer="layout" draw:type="line" svg:x1="19.035cm" svg:y1="10.821cm" svg:x2="19.032cm" svg:y2="6.121cm" draw:start-shape="id5" draw:start-glue-point="4" draw:end-shape="id6" svg:d="M19035 10821l-3-4700" svg:viewBox="0 0 4 4701">
            <text:p/>
          </draw:connector>
        </draw:g>
        <draw:g>
          <draw:custom-shape draw:style-name="gr3" draw:text-style-name="P4" xml:id="id7" draw:id="id7" draw:layer="layout" svg:width="1.5cm" svg:height="1.5cm" svg:x="6.865cm" svg:y="14.162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8" draw:id="id8" draw:layer="layout" svg:width="1.5cm" svg:height="1.5cm" svg:x="9.566cm" svg:y="14.162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9" draw:id="id9" draw:layer="layout" svg:width="1.5cm" svg:height="1.5cm" svg:x="12.266cm" svg:y="14.162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0" draw:id="id10" draw:layer="layout" svg:width="1.5cm" svg:height="1.5cm" svg:x="14.952cm" svg:y="14.162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2" draw:id="id12" draw:layer="layout" svg:width="1.5cm" svg:height="1.5cm" svg:x="20.352cm" svg:y="14.162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4" xml:id="id11" draw:id="id11" draw:layer="layout" svg:width="1.5cm" svg:height="1.5cm" svg:x="17.652cm" svg:y="14.162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5" draw:layer="layout" draw:type="curve" svg:x1="8.365cm" svg:y1="14.912cm" svg:x2="9.566cm" svg:y2="14.912cm" draw:start-shape="id7" draw:start-glue-point="10" draw:end-shape="id8" draw:end-glue-point="6" svg:d="M8365 14912h1201" svg:viewBox="0 0 1202 1">
            <text:p/>
          </draw:connector>
          <draw:connector draw:style-name="gr4" draw:text-style-name="P5" draw:layer="layout" draw:type="curve" svg:x1="7.615cm" svg:y1="14.162cm" svg:x2="13.016cm" svg:y2="14.162cm" draw:start-shape="id7" draw:start-glue-point="4" draw:end-shape="id9" draw:end-glue-point="4" svg:d="M7615 14162c0-780 5401-780 5401 0" svg:viewBox="0 0 5402 586">
            <text:p/>
          </draw:connector>
          <draw:connector draw:style-name="gr4" draw:text-style-name="P5" draw:layer="layout" draw:type="curve" svg:x1="10.316cm" svg:y1="15.662cm" svg:x2="15.702cm" svg:y2="15.662cm" draw:start-shape="id8" draw:start-glue-point="8" draw:end-shape="id10" draw:end-glue-point="8" svg:d="M10316 15662c0 783 5386 783 5386 0" svg:viewBox="0 0 5387 588">
            <text:p/>
          </draw:connector>
          <draw:connector draw:style-name="gr4" draw:text-style-name="P5" draw:layer="layout" draw:type="curve" svg:x1="19.152cm" svg:y1="14.912cm" svg:x2="20.352cm" svg:y2="14.912cm" draw:start-shape="id11" draw:start-glue-point="10" draw:end-shape="id12" draw:end-glue-point="6" svg:d="M19152 14912h1200" svg:viewBox="0 0 1201 1">
            <text:p/>
          </draw:connector>
          <draw:connector draw:style-name="gr4" draw:text-style-name="P5" draw:layer="layout" draw:type="curve" svg:x1="15.702cm" svg:y1="14.162cm" svg:x2="21.102cm" svg:y2="14.162cm" draw:start-shape="id10" draw:start-glue-point="4" draw:end-shape="id12" draw:end-glue-point="4" svg:d="M15702 14162c0-780 5400-780 5400 0" svg:viewBox="0 0 5401 586">
            <text:p/>
          </draw:connector>
          <draw:connector draw:style-name="gr4" draw:text-style-name="P5" draw:layer="layout" draw:type="curve" svg:x1="13.766cm" svg:y1="14.912cm" svg:x2="14.952cm" svg:y2="14.912cm" draw:start-shape="id9" draw:start-glue-point="10" draw:end-shape="id10" draw:end-glue-point="6" svg:d="M13766 14912h1186" svg:viewBox="0 0 1187 1">
            <text:p/>
          </draw:connector>
          <draw:connector draw:style-name="gr4" draw:text-style-name="P5" draw:layer="layout" draw:type="curve" svg:x1="13.016cm" svg:y1="15.662cm" svg:x2="18.402cm" svg:y2="15.662cm" draw:start-shape="id9" draw:start-glue-point="8" draw:end-shape="id11" draw:end-glue-point="8" svg:d="M13016 15662c0 783 5386 783 5386 0" svg:viewBox="0 0 5387 588">
            <text:p/>
          </draw:connector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14T09:48:36.868000000</meta:creation-date>
    <dc:date>2020-10-31T14:21:10.001000000</dc:date>
    <meta:editing-duration>P3DT5H39M2S</meta:editing-duration>
    <meta:editing-cycles>215</meta:editing-cycles>
    <meta:generator>LibreOffice/6.4.5.2$Windows_X86_64 LibreOffice_project/a726b36747cf2001e06b58ad5db1aa3a9a1872d6</meta:generator>
    <meta:document-statistic meta:object-count="30"/>
  </office:meta>
</office:document-meta>
</file>